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IdRefImpl.XmlIdRefImpl( SchemaType type , boolean compl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IdRefImpl.XmlIdRef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